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Variable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tinationVariableMethodArgumentResolverTests.resolveArgum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Variabl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VariableMethodArgumentResolverTests.handleMessage( @ DestinationVariable String foo , @ DestinationVariable ( value = "name" ) String param1 , String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